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8.587cm"/>
    </style:style>
    <style:style style:name="co3" style:family="table-column">
      <style:table-column-properties fo:break-before="auto" style:column-width="9.73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oisé par : Départements X Typologie Mutuelles X Typologie Mutuelles détaillée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5" office:value-type="string" calcext:value-type="string">
            <text:p>Département</text:p>
          </table:table-cell>
          <table:table-cell table:style-name="ce8" office:value-type="string" calcext:value-type="string">
            <text:p>Typologie Mutuelles</text:p>
          </table:table-cell>
          <table:table-cell table:style-name="ce8" office:value-type="string" calcext:value-type="string">
            <text:p>Typologie Mutuelles détaillée</text:p>
          </table:table-cell>
          <table:table-cell table:style-name="ce10" office:value-type="string" calcext:value-type="string">
            <text:p>Nombre d’établissements</text:p>
          </table:table-cell>
          <table:table-cell table:style-name="ce10" office:value-type="string" calcext:value-type="string">
            <text:p>Effectifs au 31/12</text:p>
          </table:table-cell>
          <table:table-cell table:style-name="ce10" office:value-type="string" calcext:value-type="string">
            <text:p>Effectifs EQTP</text:p>
          </table:table-cell>
          <table:table-cell table:style-name="ce10" office:value-type="string" calcext:value-type="string">
            <text:p>Rémunérations bru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29" calcext:value-type="float">
            <text:p>7 329</text:p>
          </table:table-cell>
          <table:table-cell table:style-name="ce11" office:value-type="float" office:value="132915" calcext:value-type="float">
            <text:p>132 915</text:p>
          </table:table-cell>
          <table:table-cell table:style-name="ce11" office:value-type="float" office:value="122342" calcext:value-type="float">
            <text:p>122 342</text:p>
          </table:table-cell>
          <table:table-cell table:style-name="ce11" office:value-type="float" office:value="5064427368" calcext:value-type="float">
            <text:p>5 064 427 36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7023" calcext:value-type="float">
            <text:p>7 023</text:p>
          </table:table-cell>
          <table:table-cell table:style-name="ce11" office:value-type="float" office:value="6087" calcext:value-type="float">
            <text:p>6 087</text:p>
          </table:table-cell>
          <table:table-cell table:style-name="ce11" office:value-type="float" office:value="143049471" calcext:value-type="float">
            <text:p>143 049 4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83085362" calcext:value-type="float">
            <text:p>83 085 36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3686123" calcext:value-type="float">
            <text:p>13 686 12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608" calcext:value-type="float">
            <text:p>4 608</text:p>
          </table:table-cell>
          <table:table-cell table:style-name="ce11" office:value-type="float" office:value="80750" calcext:value-type="float">
            <text:p>80 750</text:p>
          </table:table-cell>
          <table:table-cell table:style-name="ce11" office:value-type="float" office:value="76578" calcext:value-type="float">
            <text:p>76 578</text:p>
          </table:table-cell>
          <table:table-cell table:style-name="ce11" office:value-type="float" office:value="3479677868" calcext:value-type="float">
            <text:p>3 479 677 86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14291" calcext:value-type="float">
            <text:p>14 291</text:p>
          </table:table-cell>
          <table:table-cell table:style-name="ce11" office:value-type="float" office:value="12612" calcext:value-type="float">
            <text:p>12 612</text:p>
          </table:table-cell>
          <table:table-cell table:style-name="ce11" office:value-type="float" office:value="347783143" calcext:value-type="float">
            <text:p>347 783 14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21314" calcext:value-type="float">
            <text:p>21 314</text:p>
          </table:table-cell>
          <table:table-cell table:style-name="ce11" office:value-type="float" office:value="18698" calcext:value-type="float">
            <text:p>18 698</text:p>
          </table:table-cell>
          <table:table-cell table:style-name="ce11" office:value-type="float" office:value="490832614" calcext:value-type="float">
            <text:p>490 832 61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91" calcext:value-type="float">
            <text:p>4 791</text:p>
          </table:table-cell>
          <table:table-cell table:style-name="ce11" office:value-type="float" office:value="82820" calcext:value-type="float">
            <text:p>82 820</text:p>
          </table:table-cell>
          <table:table-cell table:style-name="ce11" office:value-type="float" office:value="78492" calcext:value-type="float">
            <text:p>78 492</text:p>
          </table:table-cell>
          <table:table-cell table:style-name="ce11" office:value-type="float" office:value="3576449353" calcext:value-type="float">
            <text:p>3 576 449 35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90" calcext:value-type="float">
            <text:p>1 090</text:p>
          </table:table-cell>
          <table:table-cell table:style-name="ce11" office:value-type="float" office:value="6891" calcext:value-type="float">
            <text:p>6 891</text:p>
          </table:table-cell>
          <table:table-cell table:style-name="ce11" office:value-type="float" office:value="6413" calcext:value-type="float">
            <text:p>6 413</text:p>
          </table:table-cell>
          <table:table-cell table:style-name="ce11" office:value-type="float" office:value="216346550" calcext:value-type="float">
            <text:p>216 346 55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21890" calcext:value-type="float">
            <text:p>21 890</text:p>
          </table:table-cell>
          <table:table-cell table:style-name="ce11" office:value-type="float" office:value="18739" calcext:value-type="float">
            <text:p>18 739</text:p>
          </table:table-cell>
          <table:table-cell table:style-name="ce11" office:value-type="float" office:value="780798851" calcext:value-type="float">
            <text:p>780 798 85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7023" calcext:value-type="float">
            <text:p>7 023</text:p>
          </table:table-cell>
          <table:table-cell table:style-name="ce11" office:value-type="float" office:value="6087" calcext:value-type="float">
            <text:p>6 087</text:p>
          </table:table-cell>
          <table:table-cell table:style-name="ce11" office:value-type="float" office:value="143049471" calcext:value-type="float">
            <text:p>143 049 4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14291" calcext:value-type="float">
            <text:p>14 291</text:p>
          </table:table-cell>
          <table:table-cell table:style-name="ce11" office:value-type="float" office:value="12612" calcext:value-type="float">
            <text:p>12 612</text:p>
          </table:table-cell>
          <table:table-cell table:style-name="ce11" office:value-type="float" office:value="347783143" calcext:value-type="float">
            <text:p>347 783 14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83085362" calcext:value-type="float">
            <text:p>83 085 36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3686123" calcext:value-type="float">
            <text:p>13 686 12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608" calcext:value-type="float">
            <text:p>4 608</text:p>
          </table:table-cell>
          <table:table-cell table:style-name="ce11" office:value-type="float" office:value="80750" calcext:value-type="float">
            <text:p>80 750</text:p>
          </table:table-cell>
          <table:table-cell table:style-name="ce11" office:value-type="float" office:value="76578" calcext:value-type="float">
            <text:p>76 578</text:p>
          </table:table-cell>
          <table:table-cell table:style-name="ce11" office:value-type="float" office:value="3479677868" calcext:value-type="float">
            <text:p>3 479 677 868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770" calcext:value-type="float">
            <text:p>770</text:p>
          </table:table-cell>
          <table:table-cell table:style-name="ce11" office:value-type="float" office:value="27805890" calcext:value-type="float">
            <text:p>27 805 890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15036333" calcext:value-type="float">
            <text:p>15 036 333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79" calcext:value-type="float">
            <text:p>579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float" office:value="22427136" calcext:value-type="float">
            <text:p>22 427 136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8434873" calcext:value-type="float">
            <text:p>8 434 873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4089447" calcext:value-type="float">
            <text:p>4 089 447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315" calcext:value-type="float">
            <text:p>1 315</text:p>
          </table:table-cell>
          <table:table-cell table:style-name="ce11" office:value-type="float" office:value="1168" calcext:value-type="float">
            <text:p>1 168</text:p>
          </table:table-cell>
          <table:table-cell table:style-name="ce11" office:value-type="float" office:value="44158024" calcext:value-type="float">
            <text:p>44 158 024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777" calcext:value-type="float">
            <text:p>777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20427095" calcext:value-type="float">
            <text:p>20 427 09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9804773" calcext:value-type="float">
            <text:p>9 804 773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883015" calcext:value-type="float">
            <text:p>2 883 015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14257147" calcext:value-type="float">
            <text:p>14 257 14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39" calcext:value-type="float">
            <text:p>339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11120856" calcext:value-type="float">
            <text:p>11 120 856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29186445" calcext:value-type="float">
            <text:p>29 186 445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3655" calcext:value-type="float">
            <text:p>3 655</text:p>
          </table:table-cell>
          <table:table-cell table:style-name="ce11" office:value-type="float" office:value="3231" calcext:value-type="float">
            <text:p>3 231</text:p>
          </table:table-cell>
          <table:table-cell table:style-name="ce11" office:value-type="float" office:value="137583567" calcext:value-type="float">
            <text:p>137 583 56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80" calcext:value-type="float">
            <text:p>1 380</text:p>
          </table:table-cell>
          <table:table-cell table:style-name="ce11" office:value-type="float" office:value="1341" calcext:value-type="float">
            <text:p>1 341</text:p>
          </table:table-cell>
          <table:table-cell table:style-name="ce11" office:value-type="float" office:value="42755885" calcext:value-type="float">
            <text:p>42 755 885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7155233" calcext:value-type="float">
            <text:p>7 155 233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31399976" calcext:value-type="float">
            <text:p>31 399 976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801" calcext:value-type="float">
            <text:p>801</text:p>
          </table:table-cell>
          <table:table-cell table:style-name="ce11" office:value-type="float" office:value="30457130" calcext:value-type="float">
            <text:p>30 457 13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15726722" calcext:value-type="float">
            <text:p>15 726 722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11500176" calcext:value-type="float">
            <text:p>11 500 176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36" calcext:value-type="float">
            <text:p>3 836</text:p>
          </table:table-cell>
          <table:table-cell table:style-name="ce11" office:value-type="float" office:value="3327" calcext:value-type="float">
            <text:p>3 327</text:p>
          </table:table-cell>
          <table:table-cell table:style-name="ce11" office:value-type="float" office:value="95487697" calcext:value-type="float">
            <text:p>95 487 697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213" calcext:value-type="float">
            <text:p>1 213</text:p>
          </table:table-cell>
          <table:table-cell table:style-name="ce11" office:value-type="float" office:value="1085" calcext:value-type="float">
            <text:p>1 085</text:p>
          </table:table-cell>
          <table:table-cell table:style-name="ce11" office:value-type="float" office:value="38432231" calcext:value-type="float">
            <text:p>38 432 231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87" calcext:value-type="float">
            <text:p>487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16157093" calcext:value-type="float">
            <text:p>16 157 093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6705316" calcext:value-type="float">
            <text:p>6 705 316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405" calcext:value-type="float">
            <text:p>1 405</text:p>
          </table:table-cell>
          <table:table-cell table:style-name="ce11" office:value-type="float" office:value="1246" calcext:value-type="float">
            <text:p>1 246</text:p>
          </table:table-cell>
          <table:table-cell table:style-name="ce11" office:value-type="float" office:value="42131717" calcext:value-type="float">
            <text:p>42 131 71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2650" calcext:value-type="float">
            <text:p>2 650</text:p>
          </table:table-cell>
          <table:table-cell table:style-name="ce11" office:value-type="float" office:value="2152" calcext:value-type="float">
            <text:p>2 152</text:p>
          </table:table-cell>
          <table:table-cell table:style-name="ce11" office:value-type="float" office:value="70314766" calcext:value-type="float">
            <text:p>70 314 766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9790903" calcext:value-type="float">
            <text:p>9 790 903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2321" calcext:value-type="float">
            <text:p>2 321</text:p>
          </table:table-cell>
          <table:table-cell table:style-name="ce11" office:value-type="float" office:value="2109" calcext:value-type="float">
            <text:p>2 109</text:p>
          </table:table-cell>
          <table:table-cell table:style-name="ce11" office:value-type="float" office:value="70825208" calcext:value-type="float">
            <text:p>70 825 208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8700953" calcext:value-type="float">
            <text:p>8 700 953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0727251" calcext:value-type="float">
            <text:p>10 727 251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29356318" calcext:value-type="float">
            <text:p>29 356 31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2609" calcext:value-type="float">
            <text:p>2 609</text:p>
          </table:table-cell>
          <table:table-cell table:style-name="ce11" office:value-type="float" office:value="2399" calcext:value-type="float">
            <text:p>2 399</text:p>
          </table:table-cell>
          <table:table-cell table:style-name="ce11" office:value-type="float" office:value="98291536" calcext:value-type="float">
            <text:p>98 291 536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8065090" calcext:value-type="float">
            <text:p>8 065 09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3489" calcext:value-type="float">
            <text:p>3 489</text:p>
          </table:table-cell>
          <table:table-cell table:style-name="ce11" office:value-type="float" office:value="3336" calcext:value-type="float">
            <text:p>3 336</text:p>
          </table:table-cell>
          <table:table-cell table:style-name="ce11" office:value-type="float" office:value="130327184" calcext:value-type="float">
            <text:p>130 327 184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4294" calcext:value-type="float">
            <text:p>4 294</text:p>
          </table:table-cell>
          <table:table-cell table:style-name="ce11" office:value-type="float" office:value="3831" calcext:value-type="float">
            <text:p>3 831</text:p>
          </table:table-cell>
          <table:table-cell table:style-name="ce11" office:value-type="float" office:value="147020747" calcext:value-type="float">
            <text:p>147 020 747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2563" calcext:value-type="float">
            <text:p>2 563</text:p>
          </table:table-cell>
          <table:table-cell table:style-name="ce11" office:value-type="float" office:value="2386" calcext:value-type="float">
            <text:p>2 386</text:p>
          </table:table-cell>
          <table:table-cell table:style-name="ce11" office:value-type="float" office:value="96748713" calcext:value-type="float">
            <text:p>96 748 713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11656847" calcext:value-type="float">
            <text:p>11 656 84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067" calcext:value-type="float">
            <text:p>2 067</text:p>
          </table:table-cell>
          <table:table-cell table:style-name="ce11" office:value-type="float" office:value="1874" calcext:value-type="float">
            <text:p>1 874</text:p>
          </table:table-cell>
          <table:table-cell table:style-name="ce11" office:value-type="float" office:value="72641513" calcext:value-type="float">
            <text:p>72 641 513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4005" calcext:value-type="float">
            <text:p>4 005</text:p>
          </table:table-cell>
          <table:table-cell table:style-name="ce11" office:value-type="float" office:value="3475" calcext:value-type="float">
            <text:p>3 475</text:p>
          </table:table-cell>
          <table:table-cell table:style-name="ce11" office:value-type="float" office:value="134512922" calcext:value-type="float">
            <text:p>134 512 922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17029097" calcext:value-type="float">
            <text:p>17 029 097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9909042" calcext:value-type="float">
            <text:p>9 909 042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5645715" calcext:value-type="float">
            <text:p>15 645 71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2895" calcext:value-type="float">
            <text:p>2 895</text:p>
          </table:table-cell>
          <table:table-cell table:style-name="ce11" office:value-type="float" office:value="2590" calcext:value-type="float">
            <text:p>2 590</text:p>
          </table:table-cell>
          <table:table-cell table:style-name="ce11" office:value-type="float" office:value="101969045" calcext:value-type="float">
            <text:p>101 969 045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7718223" calcext:value-type="float">
            <text:p>7 718 223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4189" calcext:value-type="float">
            <text:p>4 189</text:p>
          </table:table-cell>
          <table:table-cell table:style-name="ce11" office:value-type="float" office:value="3624" calcext:value-type="float">
            <text:p>3 624</text:p>
          </table:table-cell>
          <table:table-cell table:style-name="ce11" office:value-type="float" office:value="128586999" calcext:value-type="float">
            <text:p>128 586 99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696" calcext:value-type="float">
            <text:p>1 696</text:p>
          </table:table-cell>
          <table:table-cell table:style-name="ce11" office:value-type="float" office:value="1626" calcext:value-type="float">
            <text:p>1 626</text:p>
          </table:table-cell>
          <table:table-cell table:style-name="ce11" office:value-type="float" office:value="69788415" calcext:value-type="float">
            <text:p>69 788 415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13223117" calcext:value-type="float">
            <text:p>13 223 117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32644888" calcext:value-type="float">
            <text:p>32 644 888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742998" calcext:value-type="float">
            <text:p>1 742 998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466" calcext:value-type="float">
            <text:p>2 466</text:p>
          </table:table-cell>
          <table:table-cell table:style-name="ce11" office:value-type="float" office:value="2217" calcext:value-type="float">
            <text:p>2 217</text:p>
          </table:table-cell>
          <table:table-cell table:style-name="ce11" office:value-type="float" office:value="71300882" calcext:value-type="float">
            <text:p>71 300 882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7028270" calcext:value-type="float">
            <text:p>7 028 270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971" calcext:value-type="float">
            <text:p>971</text:p>
          </table:table-cell>
          <table:table-cell table:style-name="ce11" office:value-type="float" office:value="934" calcext:value-type="float">
            <text:p>934</text:p>
          </table:table-cell>
          <table:table-cell table:style-name="ce11" office:value-type="float" office:value="43266579" calcext:value-type="float">
            <text:p>43 266 579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7144388" calcext:value-type="float">
            <text:p>7 144 388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17730858" calcext:value-type="float">
            <text:p>17 730 85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97" calcext:value-type="float">
            <text:p>1 497</text:p>
          </table:table-cell>
          <table:table-cell table:style-name="ce11" office:value-type="float" office:value="1392" calcext:value-type="float">
            <text:p>1 392</text:p>
          </table:table-cell>
          <table:table-cell table:style-name="ce11" office:value-type="float" office:value="54937912" calcext:value-type="float">
            <text:p>54 937 912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987710" calcext:value-type="float">
            <text:p>4 987 710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404" calcext:value-type="float">
            <text:p>2 404</text:p>
          </table:table-cell>
          <table:table-cell table:style-name="ce11" office:value-type="float" office:value="2200" calcext:value-type="float">
            <text:p>2 200</text:p>
          </table:table-cell>
          <table:table-cell table:style-name="ce11" office:value-type="float" office:value="70978785" calcext:value-type="float">
            <text:p>70 978 785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21214354" calcext:value-type="float">
            <text:p>21 214 354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10692226" calcext:value-type="float">
            <text:p>10 692 226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893" calcext:value-type="float">
            <text:p>2 893</text:p>
          </table:table-cell>
          <table:table-cell table:style-name="ce11" office:value-type="float" office:value="2730" calcext:value-type="float">
            <text:p>2 730</text:p>
          </table:table-cell>
          <table:table-cell table:style-name="ce11" office:value-type="float" office:value="105636395" calcext:value-type="float">
            <text:p>105 636 395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37493121" calcext:value-type="float">
            <text:p>37 493 121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10238435" calcext:value-type="float">
            <text:p>10 238 435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38" calcext:value-type="float">
            <text:p>1 338</text:p>
          </table:table-cell>
          <table:table-cell table:style-name="ce11" office:value-type="float" office:value="1235" calcext:value-type="float">
            <text:p>1 235</text:p>
          </table:table-cell>
          <table:table-cell table:style-name="ce11" office:value-type="float" office:value="52143541" calcext:value-type="float">
            <text:p>52 143 541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70" calcext:value-type="float">
            <text:p>1 170</text:p>
          </table:table-cell>
          <table:table-cell table:style-name="ce11" office:value-type="float" office:value="1104" calcext:value-type="float">
            <text:p>1 104</text:p>
          </table:table-cell>
          <table:table-cell table:style-name="ce11" office:value-type="float" office:value="42484237" calcext:value-type="float">
            <text:p>42 484 237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943" calcext:value-type="float">
            <text:p>943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37522371" calcext:value-type="float">
            <text:p>37 522 371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14653643" calcext:value-type="float">
            <text:p>14 653 64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683" calcext:value-type="float">
            <text:p>683</text:p>
          </table:table-cell>
          <table:table-cell table:style-name="ce11" office:value-type="float" office:value="23570656" calcext:value-type="float">
            <text:p>23 570 65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342" calcext:value-type="float">
            <text:p>1 342</text:p>
          </table:table-cell>
          <table:table-cell table:style-name="ce11" office:value-type="float" office:value="1250" calcext:value-type="float">
            <text:p>1 250</text:p>
          </table:table-cell>
          <table:table-cell table:style-name="ce11" office:value-type="float" office:value="57123902" calcext:value-type="float">
            <text:p>57 123 902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110" calcext:value-type="float">
            <text:p>1 110</text:p>
          </table:table-cell>
          <table:table-cell table:style-name="ce11" office:value-type="float" office:value="1028" calcext:value-type="float">
            <text:p>1 028</text:p>
          </table:table-cell>
          <table:table-cell table:style-name="ce11" office:value-type="float" office:value="47043577" calcext:value-type="float">
            <text:p>47 043 577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3688" calcext:value-type="float">
            <text:p>3 688</text:p>
          </table:table-cell>
          <table:table-cell table:style-name="ce11" office:value-type="float" office:value="3468" calcext:value-type="float">
            <text:p>3 468</text:p>
          </table:table-cell>
          <table:table-cell table:style-name="ce11" office:value-type="float" office:value="157809715" calcext:value-type="float">
            <text:p>157 809 71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9661705" calcext:value-type="float">
            <text:p>9 661 705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029" calcext:value-type="float">
            <text:p>1 029</text:p>
          </table:table-cell>
          <table:table-cell table:style-name="ce11" office:value-type="float" office:value="1035" calcext:value-type="float">
            <text:p>1 035</text:p>
          </table:table-cell>
          <table:table-cell table:style-name="ce11" office:value-type="float" office:value="32297557" calcext:value-type="float">
            <text:p>32 297 557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23845044" calcext:value-type="float">
            <text:p>23 845 044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1" calcext:value-type="float">
            <text:p>531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20356706" calcext:value-type="float">
            <text:p>20 356 706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046" calcext:value-type="float">
            <text:p>1 046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38212560" calcext:value-type="float">
            <text:p>38 212 560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14020" calcext:value-type="float">
            <text:p>14 020</text:p>
          </table:table-cell>
          <table:table-cell table:style-name="ce11" office:value-type="float" office:value="12942" calcext:value-type="float">
            <text:p>12 942</text:p>
          </table:table-cell>
          <table:table-cell table:style-name="ce11" office:value-type="float" office:value="703300209" calcext:value-type="float">
            <text:p>703 300 20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68" calcext:value-type="float">
            <text:p>3 768</text:p>
          </table:table-cell>
          <table:table-cell table:style-name="ce11" office:value-type="float" office:value="3372" calcext:value-type="float">
            <text:p>3 372</text:p>
          </table:table-cell>
          <table:table-cell table:style-name="ce11" office:value-type="float" office:value="162731222" calcext:value-type="float">
            <text:p>162 731 22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215" calcext:value-type="float">
            <text:p>1 215</text:p>
          </table:table-cell>
          <table:table-cell table:style-name="ce11" office:value-type="float" office:value="1052" calcext:value-type="float">
            <text:p>1 052</text:p>
          </table:table-cell>
          <table:table-cell table:style-name="ce11" office:value-type="float" office:value="41519897" calcext:value-type="float">
            <text:p>41 519 897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728" calcext:value-type="float">
            <text:p>1 728</text:p>
          </table:table-cell>
          <table:table-cell table:style-name="ce11" office:value-type="float" office:value="1653" calcext:value-type="float">
            <text:p>1 653</text:p>
          </table:table-cell>
          <table:table-cell table:style-name="ce11" office:value-type="float" office:value="62390365" calcext:value-type="float">
            <text:p>62 390 36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29" calcext:value-type="float">
            <text:p>7 529</text:p>
          </table:table-cell>
          <table:table-cell table:style-name="ce11" office:value-type="float" office:value="7186" calcext:value-type="float">
            <text:p>7 186</text:p>
          </table:table-cell>
          <table:table-cell table:style-name="ce11" office:value-type="float" office:value="393350190" calcext:value-type="float">
            <text:p>393 350 190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13141565" calcext:value-type="float">
            <text:p>13 141 565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212" calcext:value-type="float">
            <text:p>1 212</text:p>
          </table:table-cell>
          <table:table-cell table:style-name="ce11" office:value-type="float" office:value="1074" calcext:value-type="float">
            <text:p>1 074</text:p>
          </table:table-cell>
          <table:table-cell table:style-name="ce11" office:value-type="float" office:value="36306515" calcext:value-type="float">
            <text:p>36 306 515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19324247" calcext:value-type="float">
            <text:p>19 324 247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685" calcext:value-type="float">
            <text:p>1 685</text:p>
          </table:table-cell>
          <table:table-cell table:style-name="ce11" office:value-type="float" office:value="1532" calcext:value-type="float">
            <text:p>1 532</text:p>
          </table:table-cell>
          <table:table-cell table:style-name="ce11" office:value-type="float" office:value="59760072" calcext:value-type="float">
            <text:p>59 760 072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27660824" calcext:value-type="float">
            <text:p>27 660 824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1021" calcext:value-type="float">
            <text:p>1 021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33332833" calcext:value-type="float">
            <text:p>33 332 83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013" calcext:value-type="float">
            <text:p>1 013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33823186" calcext:value-type="float">
            <text:p>33 823 186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28943502" calcext:value-type="float">
            <text:p>28 943 502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32" calcext:value-type="float">
            <text:p>332</text:p>
          </table:table-cell>
          <table:table-cell table:style-name="ce11" office:value-type="float" office:value="12416444" calcext:value-type="float">
            <text:p>12 416 444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13354869" calcext:value-type="float">
            <text:p>13 354 869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11162565" calcext:value-type="float">
            <text:p>11 162 56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30940533" calcext:value-type="float">
            <text:p>30 940 53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819" calcext:value-type="float">
            <text:p>2 819</text:p>
          </table:table-cell>
          <table:table-cell table:style-name="ce11" office:value-type="float" office:value="2680" calcext:value-type="float">
            <text:p>2 680</text:p>
          </table:table-cell>
          <table:table-cell table:style-name="ce11" office:value-type="float" office:value="151853549" calcext:value-type="float">
            <text:p>151 853 549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312" calcext:value-type="float">
            <text:p>1 312</text:p>
          </table:table-cell>
          <table:table-cell table:style-name="ce11" office:value-type="float" office:value="1089" calcext:value-type="float">
            <text:p>1 089</text:p>
          </table:table-cell>
          <table:table-cell table:style-name="ce11" office:value-type="float" office:value="39543649" calcext:value-type="float">
            <text:p>39 543 649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38884340" calcext:value-type="float">
            <text:p>38 884 340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31" calcext:value-type="float">
            <text:p>531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7840414" calcext:value-type="float">
            <text:p>17 840 414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12999366" calcext:value-type="float">
            <text:p>12 999 366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1296943" calcext:value-type="float">
            <text:p>21 296 943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29905989" calcext:value-type="float">
            <text:p>29 905 989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52315" calcext:value-type="float">
            <text:p>452 31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62" calcext:value-type="float">
            <text:p>362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13640300" calcext:value-type="float">
            <text:p>13 640 30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01206" calcext:value-type="float">
            <text:p>301 206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3484320" calcext:value-type="float">
            <text:p>13 484 320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396587" calcext:value-type="float">
            <text:p>1 396 58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175045" calcext:value-type="float">
            <text:p>2 175 04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244804" calcext:value-type="float">
            <text:p>3 244 80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1652031" calcext:value-type="float">
            <text:p>1 652 03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2642193" calcext:value-type="float">
            <text:p>2 642 19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6243955" calcext:value-type="float">
            <text:p>6 243 955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520" calcext:value-type="float">
            <text:p>2 520</text:p>
          </table:table-cell>
          <table:table-cell table:style-name="ce11" office:value-type="float" office:value="2316" calcext:value-type="float">
            <text:p>2 316</text:p>
          </table:table-cell>
          <table:table-cell table:style-name="ce11" office:value-type="float" office:value="98413239" calcext:value-type="float">
            <text:p>98 413 239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5381710" calcext:value-type="float">
            <text:p>5 381 71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3269860" calcext:value-type="float">
            <text:p>3 269 86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18032686" calcext:value-type="float">
            <text:p>18 032 686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11009846" calcext:value-type="float">
            <text:p>11 009 846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14772395" calcext:value-type="float">
            <text:p>14 772 395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79710" calcext:value-type="float">
            <text:p>579 710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7702559" calcext:value-type="float">
            <text:p>7 702 559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568273" calcext:value-type="float">
            <text:p>1 568 273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30" calcext:value-type="float">
            <text:p>1 230</text:p>
          </table:table-cell>
          <table:table-cell table:style-name="ce11" office:value-type="float" office:value="1007" calcext:value-type="float">
            <text:p>1 007</text:p>
          </table:table-cell>
          <table:table-cell table:style-name="ce11" office:value-type="float" office:value="20293620" calcext:value-type="float">
            <text:p>20 293 620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844" calcext:value-type="float">
            <text:p>844</text:p>
          </table:table-cell>
          <table:table-cell table:style-name="ce11" office:value-type="float" office:value="35528673" calcext:value-type="float">
            <text:p>35 528 673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047" calcext:value-type="float">
            <text:p>1 047</text:p>
          </table:table-cell>
          <table:table-cell table:style-name="ce11" office:value-type="float" office:value="903" calcext:value-type="float">
            <text:p>903</text:p>
          </table:table-cell>
          <table:table-cell table:style-name="ce11" office:value-type="float" office:value="25243660" calcext:value-type="float">
            <text:p>25 243 66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25353028" calcext:value-type="float">
            <text:p>25 353 02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6266444" calcext:value-type="float">
            <text:p>6 266 444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89847" calcext:value-type="float">
            <text:p>389 84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364" calcext:value-type="float">
            <text:p>364</text:p>
          </table:table-cell>
          <table:table-cell table:style-name="ce11" office:value-type="float" office:value="14476201" calcext:value-type="float">
            <text:p>14 476 201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17465290" calcext:value-type="float">
            <text:p>17 465 29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1806144" calcext:value-type="float">
            <text:p>31 806 144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14319368" calcext:value-type="float">
            <text:p>14 319 36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368214" calcext:value-type="float">
            <text:p>6 368 214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9114674" calcext:value-type="float">
            <text:p>9 114 67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9611621" calcext:value-type="float">
            <text:p>9 611 621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3347691" calcext:value-type="float">
            <text:p>3 347 691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870127" calcext:value-type="float">
            <text:p>2 870 127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774866" calcext:value-type="float">
            <text:p>774 866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2017094" calcext:value-type="float">
            <text:p>2 017 09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5099351" calcext:value-type="float">
            <text:p>5 099 351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899" calcext:value-type="float">
            <text:p>1 899</text:p>
          </table:table-cell>
          <table:table-cell table:style-name="ce11" office:value-type="float" office:value="1783" calcext:value-type="float">
            <text:p>1 783</text:p>
          </table:table-cell>
          <table:table-cell table:style-name="ce11" office:value-type="float" office:value="77445323" calcext:value-type="float">
            <text:p>77 445 32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1" office:value-type="float" office:value="563882" calcext:value-type="float">
            <text:p>563 882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2245" calcext:value-type="float">
            <text:p>2 245</text:p>
          </table:table-cell>
          <table:table-cell table:style-name="ce11" office:value-type="float" office:value="2119" calcext:value-type="float">
            <text:p>2 119</text:p>
          </table:table-cell>
          <table:table-cell table:style-name="ce11" office:value-type="float" office:value="85116069" calcext:value-type="float">
            <text:p>85 116 069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951390" calcext:value-type="float">
            <text:p>951 390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49525" calcext:value-type="float">
            <text:p>449 52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932" calcext:value-type="float">
            <text:p>1 932</text:p>
          </table:table-cell>
          <table:table-cell table:style-name="ce11" office:value-type="float" office:value="1803" calcext:value-type="float">
            <text:p>1 803</text:p>
          </table:table-cell>
          <table:table-cell table:style-name="ce11" office:value-type="float" office:value="75293421" calcext:value-type="float">
            <text:p>75 293 42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19755305" calcext:value-type="float">
            <text:p>19 755 305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969652" calcext:value-type="float">
            <text:p>1 969 65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23" calcext:value-type="float">
            <text:p>423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10322892" calcext:value-type="float">
            <text:p>10 322 892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329597" calcext:value-type="float">
            <text:p>1 329 597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35974" calcext:value-type="float">
            <text:p>735 974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026" calcext:value-type="float">
            <text:p>1 026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40955961" calcext:value-type="float">
            <text:p>40 955 961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191" calcext:value-type="float">
            <text:p>1 191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28809239" calcext:value-type="float">
            <text:p>28 809 23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73059" calcext:value-type="float">
            <text:p>173 05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723253" calcext:value-type="float">
            <text:p>1 723 253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91335" calcext:value-type="float">
            <text:p>291 335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5133375" calcext:value-type="float">
            <text:p>5 133 375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235622" calcext:value-type="float">
            <text:p>1 235 622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16353517" calcext:value-type="float">
            <text:p>16 353 517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980887" calcext:value-type="float">
            <text:p>4 980 887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5118063" calcext:value-type="float">
            <text:p>5 118 063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297" calcext:value-type="float">
            <text:p>1 297</text:p>
          </table:table-cell>
          <table:table-cell table:style-name="ce11" office:value-type="float" office:value="1101" calcext:value-type="float">
            <text:p>1 101</text:p>
          </table:table-cell>
          <table:table-cell table:style-name="ce11" office:value-type="float" office:value="29973059" calcext:value-type="float">
            <text:p>29 973 05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5439183" calcext:value-type="float">
            <text:p>5 439 18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39" calcext:value-type="float">
            <text:p>539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12638855" calcext:value-type="float">
            <text:p>12 638 855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15764357" calcext:value-type="float">
            <text:p>15 764 35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5021574" calcext:value-type="float">
            <text:p>15 021 574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3623139" calcext:value-type="float">
            <text:p>3 623 13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4607944" calcext:value-type="float">
            <text:p>14 607 944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34399214" calcext:value-type="float">
            <text:p>34 399 214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045" calcext:value-type="float">
            <text:p>1 045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42651110" calcext:value-type="float">
            <text:p>42 651 110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320591" calcext:value-type="float">
            <text:p>1 320 591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4842922" calcext:value-type="float">
            <text:p>14 842 922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196796" calcext:value-type="float">
            <text:p>1 196 79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088" calcext:value-type="float">
            <text:p>1 088</text:p>
          </table:table-cell>
          <table:table-cell table:style-name="ce11" office:value-type="float" office:value="1036" calcext:value-type="float">
            <text:p>1 036</text:p>
          </table:table-cell>
          <table:table-cell table:style-name="ce11" office:value-type="float" office:value="46209458" calcext:value-type="float">
            <text:p>46 209 458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31624830" calcext:value-type="float">
            <text:p>31 624 83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43" calcext:value-type="float">
            <text:p>14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6252730" calcext:value-type="float">
            <text:p>6 252 730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62920" calcext:value-type="float">
            <text:p>462 92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19112361" calcext:value-type="float">
            <text:p>19 112 361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50706" calcext:value-type="float">
            <text:p>250 706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5655380" calcext:value-type="float">
            <text:p>15 655 380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10305" calcext:value-type="float">
            <text:p>10 305</text:p>
          </table:table-cell>
          <table:table-cell table:style-name="ce11" office:value-type="float" office:value="9826" calcext:value-type="float">
            <text:p>9 826</text:p>
          </table:table-cell>
          <table:table-cell table:style-name="ce11" office:value-type="float" office:value="549272358" calcext:value-type="float">
            <text:p>549 272 358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3256" calcext:value-type="float">
            <text:p>3 256</text:p>
          </table:table-cell>
          <table:table-cell table:style-name="ce11" office:value-type="float" office:value="2882" calcext:value-type="float">
            <text:p>2 882</text:p>
          </table:table-cell>
          <table:table-cell table:style-name="ce11" office:value-type="float" office:value="145447924" calcext:value-type="float">
            <text:p>145 447 924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29342" calcext:value-type="float">
            <text:p>429 34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office:value-type="float" office:value="539" calcext:value-type="float">
            <text:p>539</text:p>
          </table:table-cell>
          <table:table-cell table:style-name="ce11" office:value-type="float" office:value="26159368" calcext:value-type="float">
            <text:p>26 159 368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7404" calcext:value-type="float">
            <text:p>7 404</text:p>
          </table:table-cell>
          <table:table-cell table:style-name="ce11" office:value-type="float" office:value="7073" calcext:value-type="float">
            <text:p>7 073</text:p>
          </table:table-cell>
          <table:table-cell table:style-name="ce11" office:value-type="float" office:value="389095614" calcext:value-type="float">
            <text:p>389 095 614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61751" calcext:value-type="float">
            <text:p>661 75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6175341" calcext:value-type="float">
            <text:p>16 175 34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457251" calcext:value-type="float">
            <text:p>1 457 251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3363444" calcext:value-type="float">
            <text:p>3 363 444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2633750" calcext:value-type="float">
            <text:p>2 633 750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917976" calcext:value-type="float">
            <text:p>1 917 976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94" calcext:value-type="float">
            <text:p>594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22973072" calcext:value-type="float">
            <text:p>22 973 072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6040518" calcext:value-type="float">
            <text:p>6 040 518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810512" calcext:value-type="float">
            <text:p>2 810 51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6715548" calcext:value-type="float">
            <text:p>6 715 54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34" calcext:value-type="float">
            <text:p>234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5525403" calcext:value-type="float">
            <text:p>5 525 403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16029175" calcext:value-type="float">
            <text:p>16 029 17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194" calcext:value-type="float">
            <text:p>2 194</text:p>
          </table:table-cell>
          <table:table-cell table:style-name="ce11" office:value-type="float" office:value="2110" calcext:value-type="float">
            <text:p>2 110</text:p>
          </table:table-cell>
          <table:table-cell table:style-name="ce11" office:value-type="float" office:value="123168200" calcext:value-type="float">
            <text:p>123 168 200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2580763" calcext:value-type="float">
            <text:p>12 580 76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1296943" calcext:value-type="float">
            <text:p>21 296 943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657" calcext:value-type="float">
            <text:p>657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28877477" calcext:value-type="float">
            <text:p>28 877 477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3603747" calcext:value-type="float">
            <text:p>3 603 747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14092615" calcext:value-type="float">
            <text:p>14 092 61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242046" calcext:value-type="float">
            <text:p>1 242 046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8867482" calcext:value-type="float">
            <text:p>8 867 482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13785526" calcext:value-type="float">
            <text:p>13 785 526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396587" calcext:value-type="float">
            <text:p>1 396 58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19554371" calcext:value-type="float">
            <text:p>19 554 371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19820" calcext:value-type="float">
            <text:p>619 820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56358" calcext:value-type="float">
            <text:p>856 358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5706798" calcext:value-type="float">
            <text:p>5 706 798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6980" calcext:value-type="float">
            <text:p>636 980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091095" calcext:value-type="float">
            <text:p>2 091 095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175045" calcext:value-type="float">
            <text:p>2 175 045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613615" calcext:value-type="float">
            <text:p>613 615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300787" calcext:value-type="float">
            <text:p>1 300 787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244804" calcext:value-type="float">
            <text:p>3 244 80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867" calcext:value-type="float">
            <text:p>867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31957532" calcext:value-type="float">
            <text:p>31 957 53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433600" calcext:value-type="float">
            <text:p>1 433 600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7522088" calcext:value-type="float">
            <text:p>7 522 088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11601157" calcext:value-type="float">
            <text:p>11 601 157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6247990" calcext:value-type="float">
            <text:p>6 247 99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544596" calcext:value-type="float">
            <text:p>544 59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2033352" calcext:value-type="float">
            <text:p>2 033 352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2833810" calcext:value-type="float">
            <text:p>2 833 810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3471809" calcext:value-type="float">
            <text:p>3 471 809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114" calcext:value-type="float">
            <text:p>114</text:p>
          </table:table-cell>
          <table:table-cell table:style-name="ce11" office:value-type="float" office:value="3499154" calcext:value-type="float">
            <text:p>3 499 154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1652031" calcext:value-type="float">
            <text:p>1 652 031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8879804" calcext:value-type="float">
            <text:p>8 879 804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250428" calcext:value-type="float">
            <text:p>3 250 428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126915" calcext:value-type="float">
            <text:p>2 126 915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7658652" calcext:value-type="float">
            <text:p>7 658 652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2110910" calcext:value-type="float">
            <text:p>2 110 910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51294" calcext:value-type="float">
            <text:p>1 351 29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021246" calcext:value-type="float">
            <text:p>2 021 246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16932017" calcext:value-type="float">
            <text:p>16 932 017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709606" calcext:value-type="float">
            <text:p>2 709 606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7523576" calcext:value-type="float">
            <text:p>7 523 576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8023903" calcext:value-type="float">
            <text:p>8 023 90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672" calcext:value-type="float">
            <text:p>2 672</text:p>
          </table:table-cell>
          <table:table-cell table:style-name="ce11" office:value-type="float" office:value="2457" calcext:value-type="float">
            <text:p>2 457</text:p>
          </table:table-cell>
          <table:table-cell table:style-name="ce11" office:value-type="float" office:value="104657194" calcext:value-type="float">
            <text:p>104 657 19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3576300" calcext:value-type="float">
            <text:p>3 576 300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21326170" calcext:value-type="float">
            <text:p>21 326 17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14279706" calcext:value-type="float">
            <text:p>14 279 706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18032686" calcext:value-type="float">
            <text:p>18 032 686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6035509" calcext:value-type="float">
            <text:p>6 035 509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407984" calcext:value-type="float">
            <text:p>4 407 984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6282778" calcext:value-type="float">
            <text:p>6 282 778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10684146" calcext:value-type="float">
            <text:p>10 684 14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14772395" calcext:value-type="float">
            <text:p>14 772 395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778530" calcext:value-type="float">
            <text:p>1 778 530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4164905" calcext:value-type="float">
            <text:p>4 164 90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579" calcext:value-type="float">
            <text:p>579</text:p>
          </table:table-cell>
          <table:table-cell table:style-name="ce11" office:value-type="float" office:value="23336645" calcext:value-type="float">
            <text:p>23 336 64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2593786" calcext:value-type="float">
            <text:p>2 593 786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1343188" calcext:value-type="float">
            <text:p>11 343 188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503296" calcext:value-type="float">
            <text:p>503 296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86452" calcext:value-type="float">
            <text:p>1 286 452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147983" calcext:value-type="float">
            <text:p>2 147 983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7702559" calcext:value-type="float">
            <text:p>7 702 559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277" calcext:value-type="float">
            <text:p>2 277</text:p>
          </table:table-cell>
          <table:table-cell table:style-name="ce11" office:value-type="float" office:value="1910" calcext:value-type="float">
            <text:p>1 910</text:p>
          </table:table-cell>
          <table:table-cell table:style-name="ce11" office:value-type="float" office:value="45537280" calcext:value-type="float">
            <text:p>45 537 280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844" calcext:value-type="float">
            <text:p>844</text:p>
          </table:table-cell>
          <table:table-cell table:style-name="ce11" office:value-type="float" office:value="35528673" calcext:value-type="float">
            <text:p>35 528 673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9503178" calcext:value-type="float">
            <text:p>9 503 178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4918566" calcext:value-type="float">
            <text:p>4 918 566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6266444" calcext:value-type="float">
            <text:p>6 266 444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25353028" calcext:value-type="float">
            <text:p>25 353 02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255969" calcext:value-type="float">
            <text:p>1 255 969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5556790" calcext:value-type="float">
            <text:p>5 556 790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444017" calcext:value-type="float">
            <text:p>4 444 017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5939159" calcext:value-type="float">
            <text:p>5 939 159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2635503" calcext:value-type="float">
            <text:p>12 635 50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14866048" calcext:value-type="float">
            <text:p>14 866 048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723583" calcext:value-type="float">
            <text:p>1 723 58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12906583" calcext:value-type="float">
            <text:p>12 906 583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553" calcext:value-type="float">
            <text:p>1 553</text:p>
          </table:table-cell>
          <table:table-cell table:style-name="ce11" office:value-type="float" office:value="1169" calcext:value-type="float">
            <text:p>1 169</text:p>
          </table:table-cell>
          <table:table-cell table:style-name="ce11" office:value-type="float" office:value="31784658" calcext:value-type="float">
            <text:p>31 784 658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1806144" calcext:value-type="float">
            <text:p>31 806 144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611241" calcext:value-type="float">
            <text:p>1 611 24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5112723" calcext:value-type="float">
            <text:p>5 112 723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368214" calcext:value-type="float">
            <text:p>6 368 214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337281" calcext:value-type="float">
            <text:p>1 337 281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85408" calcext:value-type="float">
            <text:p>2 085 40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8726295" calcext:value-type="float">
            <text:p>18 726 295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88" calcext:value-type="float">
            <text:p>1 188</text:p>
          </table:table-cell>
          <table:table-cell table:style-name="ce11" office:value-type="float" office:value="1132" calcext:value-type="float">
            <text:p>1 132</text:p>
          </table:table-cell>
          <table:table-cell table:style-name="ce11" office:value-type="float" office:value="45844277" calcext:value-type="float">
            <text:p>45 844 277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224535" calcext:value-type="float">
            <text:p>2 224 535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4030101" calcext:value-type="float">
            <text:p>4 030 101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870127" calcext:value-type="float">
            <text:p>2 870 127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3347691" calcext:value-type="float">
            <text:p>3 347 691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20081" calcext:value-type="float">
            <text:p>320 081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163054" calcext:value-type="float">
            <text:p>2 163 054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791960" calcext:value-type="float">
            <text:p>2 791 960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5548016" calcext:value-type="float">
            <text:p>5 548 016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6060" calcext:value-type="float">
            <text:p>246 060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141215" calcext:value-type="float">
            <text:p>2 141 215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628629" calcext:value-type="float">
            <text:p>3 628 629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14242920" calcext:value-type="float">
            <text:p>14 242 92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498824" calcext:value-type="float">
            <text:p>2 498 82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8985945" calcext:value-type="float">
            <text:p>8 985 94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260298" calcext:value-type="float">
            <text:p>5 260 29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2029" calcext:value-type="float">
            <text:p>2 029</text:p>
          </table:table-cell>
          <table:table-cell table:style-name="ce11" office:value-type="float" office:value="1900" calcext:value-type="float">
            <text:p>1 900</text:p>
          </table:table-cell>
          <table:table-cell table:style-name="ce11" office:value-type="float" office:value="82544674" calcext:value-type="float">
            <text:p>82 544 674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933533" calcext:value-type="float">
            <text:p>1 933 53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8553031" calcext:value-type="float">
            <text:p>8 553 031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4770171" calcext:value-type="float">
            <text:p>4 770 171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2259" calcext:value-type="float">
            <text:p>2 259</text:p>
          </table:table-cell>
          <table:table-cell table:style-name="ce11" office:value-type="float" office:value="2133" calcext:value-type="float">
            <text:p>2 133</text:p>
          </table:table-cell>
          <table:table-cell table:style-name="ce11" office:value-type="float" office:value="85679951" calcext:value-type="float">
            <text:p>85 679 951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6142646" calcext:value-type="float">
            <text:p>6 142 646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33734416" calcext:value-type="float">
            <text:p>33 734 416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20706695" calcext:value-type="float">
            <text:p>20 706 69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943" calcext:value-type="float">
            <text:p>1 943</text:p>
          </table:table-cell>
          <table:table-cell table:style-name="ce11" office:value-type="float" office:value="1813" calcext:value-type="float">
            <text:p>1 813</text:p>
          </table:table-cell>
          <table:table-cell table:style-name="ce11" office:value-type="float" office:value="75742946" calcext:value-type="float">
            <text:p>75 742 946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14685529" calcext:value-type="float">
            <text:p>14 685 52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35885577" calcext:value-type="float">
            <text:p>35 885 577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14" calcext:value-type="float">
            <text:p>1 314</text:p>
          </table:table-cell>
          <table:table-cell table:style-name="ce11" office:value-type="float" office:value="1261" calcext:value-type="float">
            <text:p>1 261</text:p>
          </table:table-cell>
          <table:table-cell table:style-name="ce11" office:value-type="float" office:value="50657731" calcext:value-type="float">
            <text:p>50 657 73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8609982" calcext:value-type="float">
            <text:p>8 609 982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296738" calcext:value-type="float">
            <text:p>1 296 738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750127" calcext:value-type="float">
            <text:p>1 750 127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12292544" calcext:value-type="float">
            <text:p>12 292 544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083" calcext:value-type="float">
            <text:p>1 083</text:p>
          </table:table-cell>
          <table:table-cell table:style-name="ce11" office:value-type="float" office:value="1005" calcext:value-type="float">
            <text:p>1 005</text:p>
          </table:table-cell>
          <table:table-cell table:style-name="ce11" office:value-type="float" office:value="45977179" calcext:value-type="float">
            <text:p>45 977 179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5718871" calcext:value-type="float">
            <text:p>5 718 871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8652919" calcext:value-type="float">
            <text:p>8 652 91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245" calcext:value-type="float">
            <text:p>1 245</text:p>
          </table:table-cell>
          <table:table-cell table:style-name="ce11" office:value-type="float" office:value="1022" calcext:value-type="float">
            <text:p>1 022</text:p>
          </table:table-cell>
          <table:table-cell table:style-name="ce11" office:value-type="float" office:value="30138836" calcext:value-type="float">
            <text:p>30 138 83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043" calcext:value-type="float">
            <text:p>1 043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41691935" calcext:value-type="float">
            <text:p>41 691 93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5574925" calcext:value-type="float">
            <text:p>5 574 92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36" calcext:value-type="float">
            <text:p>1 536</text:p>
          </table:table-cell>
          <table:table-cell table:style-name="ce11" office:value-type="float" office:value="1298" calcext:value-type="float">
            <text:p>1 298</text:p>
          </table:table-cell>
          <table:table-cell table:style-name="ce11" office:value-type="float" office:value="57107226" calcext:value-type="float">
            <text:p>57 107 226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896312" calcext:value-type="float">
            <text:p>1 896 312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6803879" calcext:value-type="float">
            <text:p>6 803 87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2153766" calcext:value-type="float">
            <text:p>2 153 766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175140" calcext:value-type="float">
            <text:p>6 175 140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5789921" calcext:value-type="float">
            <text:p>5 789 921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51" calcext:value-type="float">
            <text:p>51</text:p>
          </table:table-cell>
          <table:table-cell table:style-name="ce11" office:value-type="float" office:value="1809219" calcext:value-type="float">
            <text:p>1 809 219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309902" calcext:value-type="float">
            <text:p>2 309 902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516939" calcext:value-type="float">
            <text:p>3 516 93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5424710" calcext:value-type="float">
            <text:p>5 424 710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683509" calcext:value-type="float">
            <text:p>683 50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20557" calcext:value-type="float">
            <text:p>6 020 557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17589139" calcext:value-type="float">
            <text:p>17 589 13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277" calcext:value-type="float">
            <text:p>1 277</text:p>
          </table:table-cell>
          <table:table-cell table:style-name="ce11" office:value-type="float" office:value="1183" calcext:value-type="float">
            <text:p>1 183</text:p>
          </table:table-cell>
          <table:table-cell table:style-name="ce11" office:value-type="float" office:value="45894267" calcext:value-type="float">
            <text:p>45 894 267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967631" calcext:value-type="float">
            <text:p>3 967 631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34518008" calcext:value-type="float">
            <text:p>34 518 008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980887" calcext:value-type="float">
            <text:p>4 980 887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652" calcext:value-type="float">
            <text:p>1 652</text:p>
          </table:table-cell>
          <table:table-cell table:style-name="ce11" office:value-type="float" office:value="1360" calcext:value-type="float">
            <text:p>1 360</text:p>
          </table:table-cell>
          <table:table-cell table:style-name="ce11" office:value-type="float" office:value="35091122" calcext:value-type="float">
            <text:p>35 091 12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746" calcext:value-type="float">
            <text:p>1 746</text:p>
          </table:table-cell>
          <table:table-cell table:style-name="ce11" office:value-type="float" office:value="1585" calcext:value-type="float">
            <text:p>1 585</text:p>
          </table:table-cell>
          <table:table-cell table:style-name="ce11" office:value-type="float" office:value="64665517" calcext:value-type="float">
            <text:p>64 665 51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5891152" calcext:value-type="float">
            <text:p>5 891 15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22939208" calcext:value-type="float">
            <text:p>22 939 20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3669526" calcext:value-type="float">
            <text:p>3 669 526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422" calcext:value-type="float">
            <text:p>1 422</text:p>
          </table:table-cell>
          <table:table-cell table:style-name="ce11" office:value-type="float" office:value="1368" calcext:value-type="float">
            <text:p>1 368</text:p>
          </table:table-cell>
          <table:table-cell table:style-name="ce11" office:value-type="float" office:value="60990490" calcext:value-type="float">
            <text:p>60 990 490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785665" calcext:value-type="float">
            <text:p>1 785 665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3342734" calcext:value-type="float">
            <text:p>3 342 734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5439183" calcext:value-type="float">
            <text:p>5 439 183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46026" calcext:value-type="float">
            <text:p>846 026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28222225" calcext:value-type="float">
            <text:p>28 222 225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26263" calcext:value-type="float">
            <text:p>826 263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226" calcext:value-type="float">
            <text:p>1 226</text:p>
          </table:table-cell>
          <table:table-cell table:style-name="ce11" office:value-type="float" office:value="1087" calcext:value-type="float">
            <text:p>1 087</text:p>
          </table:table-cell>
          <table:table-cell table:style-name="ce11" office:value-type="float" office:value="28403212" calcext:value-type="float">
            <text:p>28 403 212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908" calcext:value-type="float">
            <text:p>908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32907517" calcext:value-type="float">
            <text:p>32 907 517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4546141" calcext:value-type="float">
            <text:p>4 546 141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5444012" calcext:value-type="float">
            <text:p>5 444 012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5391548" calcext:value-type="float">
            <text:p>5 391 548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38641702" calcext:value-type="float">
            <text:p>38 641 70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6156548" calcext:value-type="float">
            <text:p>6 156 54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5021574" calcext:value-type="float">
            <text:p>15 021 574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218601" calcext:value-type="float">
            <text:p>1 218 601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1490683" calcext:value-type="float">
            <text:p>1 490 683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26" calcext:value-type="float">
            <text:p>1 226</text:p>
          </table:table-cell>
          <table:table-cell table:style-name="ce11" office:value-type="float" office:value="1171" calcext:value-type="float">
            <text:p>1 171</text:p>
          </table:table-cell>
          <table:table-cell table:style-name="ce11" office:value-type="float" office:value="46874569" calcext:value-type="float">
            <text:p>46 874 569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4107225" calcext:value-type="float">
            <text:p>4 107 225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18231083" calcext:value-type="float">
            <text:p>18 231 083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753" calcext:value-type="float">
            <text:p>753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28672116" calcext:value-type="float">
            <text:p>28 672 116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19394967" calcext:value-type="float">
            <text:p>19 394 967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5806674" calcext:value-type="float">
            <text:p>5 806 674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2351" calcext:value-type="float">
            <text:p>2 351</text:p>
          </table:table-cell>
          <table:table-cell table:style-name="ce11" office:value-type="float" office:value="2258" calcext:value-type="float">
            <text:p>2 258</text:p>
          </table:table-cell>
          <table:table-cell table:style-name="ce11" office:value-type="float" office:value="88530772" calcext:value-type="float">
            <text:p>88 530 77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34399214" calcext:value-type="float">
            <text:p>34 399 214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5442663" calcext:value-type="float">
            <text:p>5 442 663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045" calcext:value-type="float">
            <text:p>1 045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42651110" calcext:value-type="float">
            <text:p>42 651 110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5167667" calcext:value-type="float">
            <text:p>5 167 66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4448852" calcext:value-type="float">
            <text:p>4 448 85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33669705" calcext:value-type="float">
            <text:p>33 669 705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019732" calcext:value-type="float">
            <text:p>2 019 732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345948" calcext:value-type="float">
            <text:p>2 345 948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320591" calcext:value-type="float">
            <text:p>1 320 591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28615533" calcext:value-type="float">
            <text:p>28 615 533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3017460" calcext:value-type="float">
            <text:p>3 017 46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68787" calcext:value-type="float">
            <text:p>4 568 787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8272234" calcext:value-type="float">
            <text:p>8 272 234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4842922" calcext:value-type="float">
            <text:p>14 842 922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2520" calcext:value-type="float">
            <text:p>1 052 520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107" calcext:value-type="float">
            <text:p>1 107</text:p>
          </table:table-cell>
          <table:table-cell table:style-name="ce11" office:value-type="float" office:value="1056" calcext:value-type="float">
            <text:p>1 056</text:p>
          </table:table-cell>
          <table:table-cell table:style-name="ce11" office:value-type="float" office:value="47406254" calcext:value-type="float">
            <text:p>47 406 254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34942" calcext:value-type="float">
            <text:p>2 034 942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7682706" calcext:value-type="float">
            <text:p>7 682 706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31624830" calcext:value-type="float">
            <text:p>31 624 83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13467516" calcext:value-type="float">
            <text:p>13 467 51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968176" calcext:value-type="float">
            <text:p>968 176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371" calcext:value-type="float">
            <text:p>3 371</text:p>
          </table:table-cell>
          <table:table-cell table:style-name="ce11" office:value-type="float" office:value="3199" calcext:value-type="float">
            <text:p>3 199</text:p>
          </table:table-cell>
          <table:table-cell table:style-name="ce11" office:value-type="float" office:value="148316988" calcext:value-type="float">
            <text:p>148 316 988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151533" calcext:value-type="float">
            <text:p>4 151 533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4373018" calcext:value-type="float">
            <text:p>4 373 018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6252730" calcext:value-type="float">
            <text:p>6 252 730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480430" calcext:value-type="float">
            <text:p>1 480 430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928545" calcext:value-type="float">
            <text:p>1 928 545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9739517" calcext:value-type="float">
            <text:p>9 739 517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18914682" calcext:value-type="float">
            <text:p>18 914 68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570253" calcext:value-type="float">
            <text:p>1 570 25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073105" calcext:value-type="float">
            <text:p>2 073 105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62920" calcext:value-type="float">
            <text:p>462 92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19112361" calcext:value-type="float">
            <text:p>19 112 361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411175" calcext:value-type="float">
            <text:p>2 411 175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858588" calcext:value-type="float">
            <text:p>1 858 58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449" calcext:value-type="float">
            <text:p>449</text:p>
          </table:table-cell>
          <table:table-cell table:style-name="ce11" office:value-type="float" office:value="17265406" calcext:value-type="float">
            <text:p>17 265 406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66015" calcext:value-type="float">
            <text:p>666 015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425285" calcext:value-type="float">
            <text:p>2 425 285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50706" calcext:value-type="float">
            <text:p>250 706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21358350" calcext:value-type="float">
            <text:p>21 358 350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5218293" calcext:value-type="float">
            <text:p>5 218 293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11385211" calcext:value-type="float">
            <text:p>11 385 211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7302974" calcext:value-type="float">
            <text:p>7 302 97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0448" calcext:value-type="float">
            <text:p>10 448</text:p>
          </table:table-cell>
          <table:table-cell table:style-name="ce11" office:value-type="float" office:value="9963" calcext:value-type="float">
            <text:p>9 963</text:p>
          </table:table-cell>
          <table:table-cell table:style-name="ce11" office:value-type="float" office:value="564927738" calcext:value-type="float">
            <text:p>564 927 738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6503265" calcext:value-type="float">
            <text:p>6 503 265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189" calcext:value-type="float">
            <text:p>3 189</text:p>
          </table:table-cell>
          <table:table-cell table:style-name="ce11" office:value-type="float" office:value="2627" calcext:value-type="float">
            <text:p>2 627</text:p>
          </table:table-cell>
          <table:table-cell table:style-name="ce11" office:value-type="float" office:value="124566232" calcext:value-type="float">
            <text:p>124 566 232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4789425" calcext:value-type="float">
            <text:p>4 789 42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3268" calcext:value-type="float">
            <text:p>3 268</text:p>
          </table:table-cell>
          <table:table-cell table:style-name="ce11" office:value-type="float" office:value="2893" calcext:value-type="float">
            <text:p>2 893</text:p>
          </table:table-cell>
          <table:table-cell table:style-name="ce11" office:value-type="float" office:value="145909853" calcext:value-type="float">
            <text:p>145 909 853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6411009" calcext:value-type="float">
            <text:p>6 411 00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5620935" calcext:value-type="float">
            <text:p>5 620 935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26588710" calcext:value-type="float">
            <text:p>26 588 710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29710887" calcext:value-type="float">
            <text:p>29 710 887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7404" calcext:value-type="float">
            <text:p>7 404</text:p>
          </table:table-cell>
          <table:table-cell table:style-name="ce11" office:value-type="float" office:value="7073" calcext:value-type="float">
            <text:p>7 073</text:p>
          </table:table-cell>
          <table:table-cell table:style-name="ce11" office:value-type="float" office:value="389095614" calcext:value-type="float">
            <text:p>389 095 61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2568330" calcext:value-type="float">
            <text:p>2 568 330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1173424" calcext:value-type="float">
            <text:p>11 173 424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2420893" calcext:value-type="float">
            <text:p>2 420 89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16837092" calcext:value-type="float">
            <text:p>16 837 092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057623" calcext:value-type="float">
            <text:p>3 057 62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91" calcext:value-type="float">
            <text:p>491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13990907" calcext:value-type="float">
            <text:p>13 990 907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222" calcext:value-type="float">
            <text:p>222</text:p>
          </table:table-cell>
          <table:table-cell table:style-name="ce11" office:value-type="float" office:value="4820695" calcext:value-type="float">
            <text:p>4 820 695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2479098" calcext:value-type="float">
            <text:p>12 479 098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8674268" calcext:value-type="float">
            <text:p>8 674 268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24891048" calcext:value-type="float">
            <text:p>24 891 048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286939" calcext:value-type="float">
            <text:p>2 286 93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3907817" calcext:value-type="float">
            <text:p>23 907 81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20074123" calcext:value-type="float">
            <text:p>20 074 123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471161" calcext:value-type="float">
            <text:p>1 471 161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6115540" calcext:value-type="float">
            <text:p>6 115 54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16589633" calcext:value-type="float">
            <text:p>16 589 633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7941123" calcext:value-type="float">
            <text:p>7 941 12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24552919" calcext:value-type="float">
            <text:p>24 552 91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329144" calcext:value-type="float">
            <text:p>1 329 144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9526060" calcext:value-type="float">
            <text:p>9 526 060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9237675" calcext:value-type="float">
            <text:p>9 237 67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4426270" calcext:value-type="float">
            <text:p>4 426 270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5753497" calcext:value-type="float">
            <text:p>5 753 497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474784" calcext:value-type="float">
            <text:p>8 474 784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69738" calcext:value-type="float">
            <text:p>869 73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071922" calcext:value-type="float">
            <text:p>3 071 922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5695086" calcext:value-type="float">
            <text:p>5 695 086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6240691" calcext:value-type="float">
            <text:p>6 240 69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11733" calcext:value-type="float">
            <text:p>911 733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507359" calcext:value-type="float">
            <text:p>507 359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5362826" calcext:value-type="float">
            <text:p>5 362 826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float" office:value="21554578" calcext:value-type="float">
            <text:p>21 554 578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534191" calcext:value-type="float">
            <text:p>1 534 191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405" calcext:value-type="float">
            <text:p>2 405</text:p>
          </table:table-cell>
          <table:table-cell table:style-name="ce11" office:value-type="float" office:value="2308" calcext:value-type="float">
            <text:p>2 308</text:p>
          </table:table-cell>
          <table:table-cell table:style-name="ce11" office:value-type="float" office:value="137312701" calcext:value-type="float">
            <text:p>137 312 701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1" office:value-type="float" office:value="1072118" calcext:value-type="float">
            <text:p>1 072 118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11934539" calcext:value-type="float">
            <text:p>11 934 539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23875696" calcext:value-type="float">
            <text:p>23 875 696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859" calcext:value-type="float">
            <text:p>859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36551195" calcext:value-type="float">
            <text:p>36 551 195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9979961" calcext:value-type="float">
            <text:p>9 979 961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7504324" calcext:value-type="float">
            <text:p>7 504 324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2580763" calcext:value-type="float">
            <text:p>12 580 763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1296943" calcext:value-type="float">
            <text:p>21 296 943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657" calcext:value-type="float">
            <text:p>657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28877477" calcext:value-type="float">
            <text:p>28 877 477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office:value-type="float" office:value="1028512" calcext:value-type="float">
            <text:p>1 028 512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52315" calcext:value-type="float">
            <text:p>452 31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62" calcext:value-type="float">
            <text:p>362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13640300" calcext:value-type="float">
            <text:p>13 640 300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01206" calcext:value-type="float">
            <text:p>301 206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3484320" calcext:value-type="float">
            <text:p>13 484 320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396587" calcext:value-type="float">
            <text:p>1 396 58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175045" calcext:value-type="float">
            <text:p>2 175 04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244804" calcext:value-type="float">
            <text:p>3 244 80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1652031" calcext:value-type="float">
            <text:p>1 652 03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2642193" calcext:value-type="float">
            <text:p>2 642 19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5381710" calcext:value-type="float">
            <text:p>5 381 710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6243955" calcext:value-type="float">
            <text:p>6 243 955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520" calcext:value-type="float">
            <text:p>2 520</text:p>
          </table:table-cell>
          <table:table-cell table:style-name="ce11" office:value-type="float" office:value="2316" calcext:value-type="float">
            <text:p>2 316</text:p>
          </table:table-cell>
          <table:table-cell table:style-name="ce11" office:value-type="float" office:value="98413239" calcext:value-type="float">
            <text:p>98 413 239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3269860" calcext:value-type="float">
            <text:p>3 269 860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11009846" calcext:value-type="float">
            <text:p>11 009 846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18032686" calcext:value-type="float">
            <text:p>18 032 686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14772395" calcext:value-type="float">
            <text:p>14 772 395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79710" calcext:value-type="float">
            <text:p>579 710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568273" calcext:value-type="float">
            <text:p>1 568 273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7702559" calcext:value-type="float">
            <text:p>7 702 55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30" calcext:value-type="float">
            <text:p>1 230</text:p>
          </table:table-cell>
          <table:table-cell table:style-name="ce11" office:value-type="float" office:value="1007" calcext:value-type="float">
            <text:p>1 007</text:p>
          </table:table-cell>
          <table:table-cell table:style-name="ce11" office:value-type="float" office:value="20293620" calcext:value-type="float">
            <text:p>20 293 620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047" calcext:value-type="float">
            <text:p>1 047</text:p>
          </table:table-cell>
          <table:table-cell table:style-name="ce11" office:value-type="float" office:value="903" calcext:value-type="float">
            <text:p>903</text:p>
          </table:table-cell>
          <table:table-cell table:style-name="ce11" office:value-type="float" office:value="25243660" calcext:value-type="float">
            <text:p>25 243 660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844" calcext:value-type="float">
            <text:p>844</text:p>
          </table:table-cell>
          <table:table-cell table:style-name="ce11" office:value-type="float" office:value="35528673" calcext:value-type="float">
            <text:p>35 528 673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6266444" calcext:value-type="float">
            <text:p>6 266 444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25353028" calcext:value-type="float">
            <text:p>25 353 028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89847" calcext:value-type="float">
            <text:p>389 847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364" calcext:value-type="float">
            <text:p>364</text:p>
          </table:table-cell>
          <table:table-cell table:style-name="ce11" office:value-type="float" office:value="14476201" calcext:value-type="float">
            <text:p>14 476 20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17465290" calcext:value-type="float">
            <text:p>17 465 29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14319368" calcext:value-type="float">
            <text:p>14 319 368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1806144" calcext:value-type="float">
            <text:p>31 806 144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368214" calcext:value-type="float">
            <text:p>6 368 214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9114674" calcext:value-type="float">
            <text:p>9 114 67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9611621" calcext:value-type="float">
            <text:p>9 611 62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870127" calcext:value-type="float">
            <text:p>2 870 127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3347691" calcext:value-type="float">
            <text:p>3 347 691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774866" calcext:value-type="float">
            <text:p>774 866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2017094" calcext:value-type="float">
            <text:p>2 017 094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5099351" calcext:value-type="float">
            <text:p>5 099 351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899" calcext:value-type="float">
            <text:p>1 899</text:p>
          </table:table-cell>
          <table:table-cell table:style-name="ce11" office:value-type="float" office:value="1783" calcext:value-type="float">
            <text:p>1 783</text:p>
          </table:table-cell>
          <table:table-cell table:style-name="ce11" office:value-type="float" office:value="77445323" calcext:value-type="float">
            <text:p>77 445 323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1" office:value-type="float" office:value="563882" calcext:value-type="float">
            <text:p>563 882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2245" calcext:value-type="float">
            <text:p>2 245</text:p>
          </table:table-cell>
          <table:table-cell table:style-name="ce11" office:value-type="float" office:value="2119" calcext:value-type="float">
            <text:p>2 119</text:p>
          </table:table-cell>
          <table:table-cell table:style-name="ce11" office:value-type="float" office:value="85116069" calcext:value-type="float">
            <text:p>85 116 069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951390" calcext:value-type="float">
            <text:p>951 390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19755305" calcext:value-type="float">
            <text:p>19 755 30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49525" calcext:value-type="float">
            <text:p>449 52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932" calcext:value-type="float">
            <text:p>1 932</text:p>
          </table:table-cell>
          <table:table-cell table:style-name="ce11" office:value-type="float" office:value="1803" calcext:value-type="float">
            <text:p>1 803</text:p>
          </table:table-cell>
          <table:table-cell table:style-name="ce11" office:value-type="float" office:value="75293421" calcext:value-type="float">
            <text:p>75 293 42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969652" calcext:value-type="float">
            <text:p>1 969 65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23" calcext:value-type="float">
            <text:p>423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10322892" calcext:value-type="float">
            <text:p>10 322 89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329597" calcext:value-type="float">
            <text:p>1 329 597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191" calcext:value-type="float">
            <text:p>1 191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28809239" calcext:value-type="float">
            <text:p>28 809 23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35974" calcext:value-type="float">
            <text:p>735 974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026" calcext:value-type="float">
            <text:p>1 026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40955961" calcext:value-type="float">
            <text:p>40 955 961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73059" calcext:value-type="float">
            <text:p>173 059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723253" calcext:value-type="float">
            <text:p>1 723 253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91335" calcext:value-type="float">
            <text:p>291 335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5133375" calcext:value-type="float">
            <text:p>5 133 37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235622" calcext:value-type="float">
            <text:p>1 235 622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16353517" calcext:value-type="float">
            <text:p>16 353 517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980887" calcext:value-type="float">
            <text:p>4 980 88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5118063" calcext:value-type="float">
            <text:p>5 118 063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297" calcext:value-type="float">
            <text:p>1 297</text:p>
          </table:table-cell>
          <table:table-cell table:style-name="ce11" office:value-type="float" office:value="1101" calcext:value-type="float">
            <text:p>1 101</text:p>
          </table:table-cell>
          <table:table-cell table:style-name="ce11" office:value-type="float" office:value="29973059" calcext:value-type="float">
            <text:p>29 973 05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5439183" calcext:value-type="float">
            <text:p>5 439 18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39" calcext:value-type="float">
            <text:p>539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12638855" calcext:value-type="float">
            <text:p>12 638 855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15764357" calcext:value-type="float">
            <text:p>15 764 357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5021574" calcext:value-type="float">
            <text:p>15 021 574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3623139" calcext:value-type="float">
            <text:p>3 623 13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4607944" calcext:value-type="float">
            <text:p>14 607 944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34399214" calcext:value-type="float">
            <text:p>34 399 214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045" calcext:value-type="float">
            <text:p>1 045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42651110" calcext:value-type="float">
            <text:p>42 651 11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320591" calcext:value-type="float">
            <text:p>1 320 591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4842922" calcext:value-type="float">
            <text:p>14 842 922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196796" calcext:value-type="float">
            <text:p>1 196 79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088" calcext:value-type="float">
            <text:p>1 088</text:p>
          </table:table-cell>
          <table:table-cell table:style-name="ce11" office:value-type="float" office:value="1036" calcext:value-type="float">
            <text:p>1 036</text:p>
          </table:table-cell>
          <table:table-cell table:style-name="ce11" office:value-type="float" office:value="46209458" calcext:value-type="float">
            <text:p>46 209 458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31624830" calcext:value-type="float">
            <text:p>31 624 83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43" calcext:value-type="float">
            <text:p>14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6252730" calcext:value-type="float">
            <text:p>6 252 730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62920" calcext:value-type="float">
            <text:p>462 92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19112361" calcext:value-type="float">
            <text:p>19 112 361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50706" calcext:value-type="float">
            <text:p>250 706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5655380" calcext:value-type="float">
            <text:p>15 655 380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10305" calcext:value-type="float">
            <text:p>10 305</text:p>
          </table:table-cell>
          <table:table-cell table:style-name="ce11" office:value-type="float" office:value="9826" calcext:value-type="float">
            <text:p>9 826</text:p>
          </table:table-cell>
          <table:table-cell table:style-name="ce11" office:value-type="float" office:value="549272358" calcext:value-type="float">
            <text:p>549 272 358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3256" calcext:value-type="float">
            <text:p>3 256</text:p>
          </table:table-cell>
          <table:table-cell table:style-name="ce11" office:value-type="float" office:value="2882" calcext:value-type="float">
            <text:p>2 882</text:p>
          </table:table-cell>
          <table:table-cell table:style-name="ce11" office:value-type="float" office:value="145447924" calcext:value-type="float">
            <text:p>145 447 924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29342" calcext:value-type="float">
            <text:p>429 342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office:value-type="float" office:value="539" calcext:value-type="float">
            <text:p>539</text:p>
          </table:table-cell>
          <table:table-cell table:style-name="ce11" office:value-type="float" office:value="26159368" calcext:value-type="float">
            <text:p>26 159 368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7404" calcext:value-type="float">
            <text:p>7 404</text:p>
          </table:table-cell>
          <table:table-cell table:style-name="ce11" office:value-type="float" office:value="7073" calcext:value-type="float">
            <text:p>7 073</text:p>
          </table:table-cell>
          <table:table-cell table:style-name="ce11" office:value-type="float" office:value="389095614" calcext:value-type="float">
            <text:p>389 095 614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61751" calcext:value-type="float">
            <text:p>661 751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6175341" calcext:value-type="float">
            <text:p>16 175 341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457251" calcext:value-type="float">
            <text:p>1 457 251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3363444" calcext:value-type="float">
            <text:p>3 363 444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2633750" calcext:value-type="float">
            <text:p>2 633 750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6040518" calcext:value-type="float">
            <text:p>6 040 518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917976" calcext:value-type="float">
            <text:p>1 917 976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94" calcext:value-type="float">
            <text:p>594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22973072" calcext:value-type="float">
            <text:p>22 973 072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810512" calcext:value-type="float">
            <text:p>2 810 512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6715548" calcext:value-type="float">
            <text:p>6 715 54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34" calcext:value-type="float">
            <text:p>234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5525403" calcext:value-type="float">
            <text:p>5 525 403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16029175" calcext:value-type="float">
            <text:p>16 029 175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194" calcext:value-type="float">
            <text:p>2 194</text:p>
          </table:table-cell>
          <table:table-cell table:style-name="ce11" office:value-type="float" office:value="2110" calcext:value-type="float">
            <text:p>2 110</text:p>
          </table:table-cell>
          <table:table-cell table:style-name="ce11" office:value-type="float" office:value="123168200" calcext:value-type="float">
            <text:p>123 168 200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2580763" calcext:value-type="float">
            <text:p>12 580 76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1296943" calcext:value-type="float">
            <text:p>21 296 943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ACTIVITES FINANCIERES ET ASSURANCES (KZ)</text:p>
          </table:table-cell>
          <table:table-cell table:style-name="ce7" office:value-type="string" calcext:value-type="string">
            <text:p>Assurances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office:value-type="float" office:value="28877477" calcext:value-type="float">
            <text:p>28 877 477</text:p>
          </table:table-cell>
        </table:table-row>
        <table:table-row table:style-name="ro2" table:number-rows-repeated="104749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7:46:26.679000000</dc:date>
    <dc:creator>Régis Arthaut</dc:creator>
    <meta:editing-duration>PT3M27S</meta:editing-duration>
    <meta:editing-cycles>1</meta:editing-cycles>
    <meta:document-statistic meta:table-count="1" meta:cell-count="7481" meta:object-count="0"/>
    <meta:generator>LibreOffice/6.4.7.2$Windows_X86_64 LibreOffice_project/639b8ac485750d5696d7590a72ef1b496725cfb5</meta:generator>
  </office:meta>
</office:document-meta>
</file>